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503cm"/>
        </style:tab-stops>
      </style:paragraph-properties>
      <style:text-properties fo:font-variant="normal" fo:text-transform="none" fo:color="#57606a" style:font-name="ui-monospace" fo:font-size="10.5pt" fo:letter-spacing="normal" fo:font-style="normal" fo:font-weight="normal" officeooo:rsid="02dc1d50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p_AoqAAsHw9KwcUddny35cNud3af4Ef44EyNW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15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09:47:33.621070606</meta:creation-date>
    <dc:date>2022-01-02T13:28:03.605663013</dc:date>
    <meta:editing-duration>P16DT5H14M16S</meta:editing-duration>
    <meta:editing-cycles>60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